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PositionImpl.getMemb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PositionImpl.SourcePositionImpl( XTag tag , String memberName , SourceClass out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PositionImpl.getOut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PositionImpl.SourcePositionImpl( XProgramElement element , SourceClass out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PositionImpl.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PositionImpl.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PositionImpl.get( XProgram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ourcePositionImpl.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PositionImpl.get( XTag tag , XProgram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PositionImpl.get( XTag tag , String memberName , XProgram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PositionImpl.SourcePositionImpl( XTag tag , SourceClass out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